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2083in" fo:margin-bottom="0.2083in" loext:contextual-spacing="false" style:line-height-at-least="0.3126in" fo:text-indent="0in" style:auto-text-indent="false"/>
      <style:text-properties fo:color="#676767" fo:font-size="12pt"/>
    </style:style>
    <style:style style:name="P2" style:family="paragraph" style:parent-style-name="Text_20_body">
      <style:paragraph-properties fo:margin-left="0in" fo:margin-right="0in" fo:margin-top="0.2083in" fo:margin-bottom="0.2083in" loext:contextual-spacing="false" style:line-height-at-least="0.3126in" fo:text-align="start" style:justify-single-word="false" fo:text-indent="0in" style:auto-text-indent="false"/>
      <style:text-properties fo:color="#676767" fo:font-size="12pt" officeooo:paragraph-rsid="000519bf"/>
    </style:style>
    <style:style style:name="P3" style:family="paragraph" style:parent-style-name="Text_20_body">
      <style:paragraph-properties fo:margin-left="0in" fo:margin-right="0in" fo:margin-top="0.2083in" fo:margin-bottom="0.2083in" loext:contextual-spacing="false" style:line-height-at-least="0.3126in" fo:text-indent="0in" style:auto-text-indent="false"/>
      <style:text-properties fo:color="#676767" fo:font-size="12pt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.2083in" fo:margin-bottom="0.2083in" loext:contextual-spacing="false" style:line-height-at-least="0.3126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.0972in" loext:contextual-spacing="false" style:line-height-at-least="0.3126in" fo:text-indent="0in" style:auto-text-indent="false" fo:padding="0in" fo:border="none"/>
      <style:text-properties fo:color="#616267" fo:font-size="12pt"/>
    </style:style>
    <style:style style:name="P6" style:family="paragraph" style:parent-style-name="Text_20_body">
      <style:paragraph-properties fo:margin-top="0in" fo:margin-bottom="0.0972in" loext:contextual-spacing="false" style:line-height-at-least="0.3126in" fo:padding="0in" fo:border="none"/>
      <style:text-properties fo:color="#616267" fo:font-size="12pt"/>
    </style:style>
    <style:style style:name="P7" style:family="paragraph" style:parent-style-name="Text_20_body" style:list-style-name="L2">
      <style:paragraph-properties fo:margin-top="0in" fo:margin-bottom="0.0972in" loext:contextual-spacing="false" style:line-height-at-least="0.3126in" fo:padding="0in" fo:border="none"/>
      <style:text-properties fo:color="#616267" fo:font-size="12pt"/>
    </style:style>
    <style:style style:name="P8" style:family="paragraph" style:parent-style-name="Text_20_body" style:list-style-name="L2">
      <style:paragraph-properties fo:margin-top="0in" fo:margin-bottom="0.0972in" loext:contextual-spacing="false" style:line-height-at-least="0.3126in" fo:padding="0in" fo:border="none"/>
      <style:text-properties fo:color="#616267" fo:font-size="12pt" officeooo:paragraph-rsid="0007e994"/>
    </style:style>
    <style:style style:name="P9" style:family="paragraph" style:parent-style-name="Text_20_body" style:list-style-name="L2">
      <style:paragraph-properties fo:margin-top="0in" fo:margin-bottom="0.0972in" loext:contextual-spacing="false" style:line-height-at-least="0.3126in" fo:padding="0in" fo:border="none"/>
      <style:text-properties fo:color="#616267" fo:font-size="12pt" officeooo:rsid="0007e994" officeooo:paragraph-rsid="0007e994"/>
    </style:style>
    <style:style style:name="P10" style:family="paragraph" style:parent-style-name="Text_20_body">
      <style:paragraph-properties fo:margin-top="0in" fo:margin-bottom="0.0972in" loext:contextual-spacing="false" style:line-height-at-least="0.3126in" fo:padding="0in" fo:border="none"/>
      <style:text-properties fo:color="#616267" fo:font-size="12pt" officeooo:rsid="0007e994" officeooo:paragraph-rsid="0007e994"/>
    </style:style>
    <style:style style:name="P11" style:family="paragraph" style:parent-style-name="Text_20_body">
      <style:paragraph-properties fo:margin-top="0in" fo:margin-bottom="0.0972in" loext:contextual-spacing="false" style:line-height-at-least="0.3126in" fo:padding="0in" fo:border="none"/>
      <style:text-properties fo:color="#616267" fo:font-size="12pt" fo:font-weight="bold" officeooo:rsid="0007e994" officeooo:paragraph-rsid="0007e994" style:font-weight-asian="bold" style:font-weight-complex="bold"/>
    </style:style>
    <style:style style:name="P12" style:family="paragraph" style:parent-style-name="Text_20_body" style:list-style-name="L2">
      <style:paragraph-properties fo:margin-top="0in" fo:margin-bottom="0.0972in" loext:contextual-spacing="false" style:line-height-at-least="0.3126in" fo:padding="0in" fo:border="none"/>
      <style:text-properties fo:color="#616267" fo:font-size="12pt" fo:font-weight="normal" officeooo:rsid="0007e994" officeooo:paragraph-rsid="0007e994" style:font-weight-asian="normal" style:font-weight-complex="normal"/>
    </style:style>
    <style:style style:name="P13" style:family="paragraph" style:parent-style-name="Text_20_body">
      <style:paragraph-properties fo:margin-top="0in" fo:margin-bottom="0.0972in" loext:contextual-spacing="false" style:line-height-at-least="0.3126in" fo:padding="0in" fo:border="none"/>
      <style:text-properties fo:color="#616267" fo:font-size="14pt" fo:font-weight="bold" officeooo:rsid="0007e994" officeooo:paragraph-rsid="0007e994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paragraph-properties fo:margin-top="0in" fo:margin-bottom="0.0972in" loext:contextual-spacing="false" style:line-height-at-least="0.3126in" fo:padding="0in" fo:border="none"/>
    </style:style>
    <style:style style:name="P15" style:family="paragraph" style:parent-style-name="Heading_20_3">
      <style:paragraph-properties fo:margin-top="0in" fo:margin-bottom="0.3646in" loext:contextual-spacing="false" style:line-height-at-least="0.4791in"/>
      <style:text-properties fo:color="#1d1f24" fo:font-size="27pt" officeooo:paragraph-rsid="00072bc0"/>
    </style:style>
    <style:style style:name="P16" style:family="paragraph" style:parent-style-name="Heading_20_3">
      <style:paragraph-properties fo:margin-top="0in" fo:margin-bottom="0.3646in" loext:contextual-spacing="false" style:line-height-at-least="0.4791in"/>
      <style:text-properties fo:color="#1d1f24" fo:font-size="27pt" fo:font-weight="normal" officeooo:paragraph-rsid="00072bc0" style:font-weight-asian="normal" style:font-weight-complex="normal"/>
    </style:style>
    <style:style style:name="P17" style:family="paragraph" style:parent-style-name="Heading_20_3">
      <style:paragraph-properties fo:margin-top="0in" fo:margin-bottom="0.3646in" loext:contextual-spacing="false" style:line-height-at-least="0.4791in"/>
    </style:style>
    <style:style style:name="P18" style:family="paragraph" style:parent-style-name="Heading_20_3">
      <style:paragraph-properties fo:margin-top="0in" fo:margin-bottom="0.3646in" loext:contextual-spacing="false" style:line-height-at-least="0.4791in" fo:text-align="start" style:justify-single-word="false"/>
      <style:text-properties officeooo:paragraph-rsid="000519bf"/>
    </style:style>
    <style:style style:name="T1" style:family="text">
      <style:text-properties fo:color="#676767" fo:font-size="12pt"/>
    </style:style>
    <style:style style:name="T2" style:family="text">
      <style:text-properties fo:color="#676767" fo:font-size="12pt" officeooo:rsid="000519bf"/>
    </style:style>
    <style:style style:name="T3" style:family="text">
      <style:text-properties fo:letter-spacing="normal" fo:font-weight="normal"/>
    </style:style>
    <style:style style:name="T4" style:family="text">
      <style:text-properties fo:color="#616267" fo:font-size="12pt"/>
    </style:style>
    <style:style style:name="T5" style:family="text">
      <style:text-properties officeooo:rsid="000519bf"/>
    </style:style>
    <style:style style:name="T6" style:family="text">
      <style:text-properties officeooo:rsid="00072bc0"/>
    </style:style>
    <style:style style:name="T7" style:family="text">
      <style:text-properties fo:color="#1d1f24" fo:font-size="27pt" fo:letter-spacing="normal" fo:font-weight="normal"/>
    </style:style>
    <style:style style:name="T8" style:family="text">
      <style:text-properties officeooo:rsid="0007e994"/>
    </style:style>
    <style:style style:name="T9" style:family="text">
      <style:text-properties officeooo:rsid="00097596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<text:span text:style-name="T7">Project Management Basics</text:span></text:h>
      <text:p text:style-name="P2">The ability to deliver projects on schedule.</text:p>
      <text:h text:style-name="P15" text:outline-level="3"><text:span text:style-name="T3">How do you define a project?</text:span></text:h>
      <text:h text:style-name="P16" text:outline-level="3"><text:span text:style-name="T1">Before we get into project management, we need to define what exactly a “project” is. Sure, </text:span><text:span text:style-name="T2">we</text:span><text:span text:style-name="T1">’ve probably been assigned countless “projects” in </text:span><text:span text:style-name="T2">DCI</text:span><text:span text:style-name="T1"> or on the job.</text:span></text:h>
      <text:list xml:id="list4067172164" text:style-name="L1">
        <text:list-item>
          <text:p text:style-name="P14"><text:span text:style-name="T4">The purpose of a project must be “to create a unique product, service, or result.”<text:line-break/>This means a project will be started in order to accomplish a specific goal that is typically outside the realm of the typical day-to-day business operation.</text:span></text:p>
        </text:list-item>
      </text:list>
      <text:p text:style-name="P3">Regardless, every project must have the following components:</text:p>
      <text:list xml:id="list2335458311" text:style-name="L2">
        <text:list-item>
          <text:p text:style-name="P5">Goal: <text:span text:style-name="T5">To prepare our project on the specific timeline.</text:span></text:p>
        </text:list-item>
        <text:list-item>
          <text:p text:style-name="P7">Timeline: <text:span text:style-name="T5">20.04.2020 till 30.04.2020</text:span></text:p>
        </text:list-item>
        <text:list-item>
          <text:p text:style-name="P9">Time Start: 20.04.2020</text:p>
        </text:list-item>
        <text:list-item>
          <text:p text:style-name="P8"><text:span text:style-name="T8">Project Prasintation: 30.04.2020</text:span></text:p>
        </text:list-item>
        <text:list-item>
          <text:p text:style-name="P7">Stakeholders: <text:s/><text:span text:style-name="T5">The Stakeholders are DCI and our Teacher.</text:span></text:p>
        </text:list-item>
        <text:list-item>
          <text:p text:style-name="P7">Project manager: <text:span text:style-name="T6">Haroon Bina with Teacher Help.</text:span></text:p>
        </text:list-item>
      </text:list>
      <text:p text:style-name="P6"/>
      <text:p text:style-name="P13">Object: </text:p>
      <text:list xml:id="list132447596105786" text:continue-numbering="true" text:style-name="L2">
        <text:list-item>
          <text:p text:style-name="P9">Creating the object for the Game</text:p>
        </text:list-item>
        <text:list-item>
          <text:p text:style-name="P9"><text:soft-page-break/>Using or set HTML, CSS and <text:span text:style-name="T9">JavaScript</text:span></text:p>
        </text:list-item>
        <text:list-item>
          <text:p text:style-name="P9">Using a fake JSON library.</text:p>
        </text:list-item>
      </text:list>
      <text:p text:style-name="P10"/>
      <text:p text:style-name="P11"><text:span text:style-name="T10">Start the Profile</text:span>: </text:p>
      <text:list xml:id="list132447524304233" text:continue-numbering="true" text:style-name="L2">
        <text:list-item>
          <text:p text:style-name="P12">Creating the logo, navigation bar and using many pictures and logo.</text:p>
        </text:list-item>
        <text:list-item>
          <text:p text:style-name="P12">Creating the scrolling button to control all the pages.</text:p>
        </text:list-item>
        <text:list-item>
          <text:p text:style-name="P12">Putting other small projects inside of my real project.</text:p>
        </text:list-item>
      </text:list>
      <text:p text:style-name="P10"/>
      <text:h text:style-name="P17" text:outline-level="3"><text:span text:style-name="T7">What is project management?</text:span></text:h>
      <text:p text:style-name="P1">Project management is the practice of applying knowledge, skills, tools, and techniques to complete a project according to specific requirements. It comes down to identifying the problem, creating a plan to solve the problem, and then executing on that plan until the problem has been solved. That may sound simple, but there is a lot that goes into it at every stage of the process.</text:p>
      <text:p text:style-name="P4"><text:span text:style-name="T1">The roots of project management can be traced as far back as the building of the Pyramids in Giza and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2:57:36.544121008</meta:creation-date>
    <dc:date>2020-04-29T13:24:46.775627312</dc:date>
    <meta:editing-duration>PT6M48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2" meta:paragraph-count="23" meta:word-count="280" meta:character-count="1632" meta:non-whitespace-character-count="1384"/>
  </office:meta>
</office:document-meta>
</file>